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56.9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99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bottom"/>
      <style:paragraph-properties fo:text-align="center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Malla_O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  <table:table-cell/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85" calcext:value-type="float">
            <text:p>18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" office:value-type="string" calcext:value-type="string" table:number-columns-spanned="1" table:number-rows-spanned="2">
            <text:p>DAN LA MISMA MALLA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3.5" calcext:value-type="float">
            <text:p>13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false" calcext:value-type="boolean">
            <text:p>FALSE</text:p>
          </table:table-cell>
          <table:covered-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195" calcext:value-type="float">
            <text:p>195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2" table:number-rows-repeated="1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alla_C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  <table:table-cell/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0.45" calcext:value-type="float">
            <text:p>0.45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" office:value-type="string" calcext:value-type="string" table:number-columns-spanned="1" table:number-rows-spanned="2">
            <text:p>AMBOS DAN LA MISMA MALLA</text:p>
          </table:table-cell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8.2" calcext:value-type="float">
            <text:p>8.2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true" calcext:value-type="boolean">
            <text:p>TRUE</text:p>
          </table:table-cell>
          <table:covered-table-cell/>
        </table:table-row>
        <table:table-row table:style-name="ro2">
          <table:table-cell office:value-type="string" calcext:value-type="string">
            <text:p>127 x 7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7"/>
          <table:table-cell table:style-name="ce13"/>
        </table:table-row>
        <table:table-row table:style-name="ro2" table:number-rows-repeated="1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3:12:30.138257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8-10-04T15:28:25.630712895</dc:date>
    <meta:editing-duration>PT7H54M20S</meta:editing-duration>
    <meta:editing-cycles>16</meta:editing-cycles>
    <meta:generator>LibreOffice/5.2.7.2$Linux_X86_64 LibreOffice_project/20m0$Build-2</meta:generator>
    <meta:document-statistic meta:table-count="2" meta:cell-count="56" meta:object-count="0"/>
  </office:meta>
</office:document-meta>
</file>